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9caf"/>
    </style:style>
    <style:style style:name="P2" style:family="paragraph" style:parent-style-name="Text_20_body">
      <style:text-properties officeooo:rsid="001b9caf"/>
    </style:style>
    <style:style style:name="P3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1b9caf" style:font-weight-asian="bold" style:font-weight-complex="bold"/>
    </style:style>
    <style:style style:name="P4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1dbbec" style:font-weight-asian="bold" style:font-weight-complex="bold"/>
    </style:style>
    <style:style style:name="P5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1f2e39" style:font-weight-asian="bold" style:font-weight-complex="bold"/>
    </style:style>
    <style:style style:name="P6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20e73b" style:font-weight-asian="bold" style:font-weight-complex="bold"/>
    </style:style>
    <style:style style:name="P7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231d83" style:font-weight-asian="bold" style:font-weight-complex="bold"/>
    </style:style>
    <style:style style:name="P8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235a39" style:font-weight-asian="bold" style:font-weight-complex="bold"/>
    </style:style>
    <style:style style:name="P9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26122b" style:font-weight-asian="bold" style:font-weight-complex="bold"/>
    </style:style>
    <style:style style:name="P10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277c6a" style:font-weight-asian="bold" style:font-weight-complex="bold"/>
    </style:style>
    <style:style style:name="P11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3293bd" style:font-weight-asian="bold" style:font-weight-complex="bold"/>
    </style:style>
    <style:style style:name="P12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0ea1bc" officeooo:paragraph-rsid="0037a935" style:font-weight-asian="bold" style:font-weight-complex="bold"/>
    </style:style>
    <style:style style:name="P13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2a13f6" officeooo:paragraph-rsid="002a13f6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bold" officeooo:rsid="00336d1d" officeooo:paragraph-rsid="00336d1d" style:font-weight-asian="bold" style:font-weight-complex="bold"/>
    </style:style>
    <style:style style:name="P15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normal" officeooo:rsid="0020e73b" officeooo:paragraph-rsid="0020e73b" style:font-weight-asian="normal" style:font-weight-complex="normal"/>
    </style:style>
    <style:style style:name="P16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normal" officeooo:rsid="0020e73b" officeooo:paragraph-rsid="002229a9" style:font-weight-asian="normal" style:font-weight-complex="normal"/>
    </style:style>
    <style:style style:name="P17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normal" officeooo:rsid="002229a9" officeooo:paragraph-rsid="00231d83" style:font-weight-asian="normal" style:font-weight-complex="normal"/>
    </style:style>
    <style:style style:name="P18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normal" officeooo:rsid="003293bd" officeooo:paragraph-rsid="003293bd" style:font-weight-asian="normal" style:font-weight-complex="normal"/>
    </style:style>
    <style:style style:name="P19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normal" officeooo:rsid="00336d1d" officeooo:paragraph-rsid="00336d1d" style:font-weight-asian="normal" style:font-weight-complex="normal"/>
    </style:style>
    <style:style style:name="P20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weight="normal" officeooo:rsid="00231d83" officeooo:paragraph-rsid="00231d83" style:font-weight-asian="normal" style:font-weight-complex="normal"/>
    </style:style>
    <style:style style:name="P21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officeooo:paragraph-rsid="00277c6a"/>
    </style:style>
    <style:style style:name="P22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officeooo:paragraph-rsid="00290127"/>
    </style:style>
    <style:style style:name="P23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officeooo:paragraph-rsid="00235a39"/>
    </style:style>
    <style:style style:name="P24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officeooo:paragraph-rsid="002b9c87"/>
    </style:style>
    <style:style style:name="P25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officeooo:paragraph-rsid="002d1b11"/>
    </style:style>
    <style:style style:name="P26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officeooo:paragraph-rsid="00316b69"/>
    </style:style>
    <style:style style:name="P27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officeooo:paragraph-rsid="00336d1d"/>
    </style:style>
    <style:style style:name="P28" style:family="paragraph" style:parent-style-name="Text_20_body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4292f" style:font-name="apple-system" fo:font-size="12pt" fo:letter-spacing="normal" fo:font-style="normal" fo:font-weight="normal" officeooo:rsid="00336d1d" officeooo:paragraph-rsid="00336d1d" style:font-weight-asian="normal" style:font-weight-complex="normal"/>
    </style:style>
    <style:style style:name="P29" style:family="paragraph" style:parent-style-name="Title">
      <style:text-properties officeooo:rsid="001b9caf" officeooo:paragraph-rsid="001b9caf"/>
    </style:style>
    <style:style style:name="T1" style:family="text">
      <style:text-properties officeooo:rsid="001b9caf"/>
    </style:style>
    <style:style style:name="T2" style:family="text">
      <style:text-properties fo:font-weight="bold" officeooo:rsid="000ea1bc" style:font-weight-asian="bold" style:font-weight-complex="bold"/>
    </style:style>
    <style:style style:name="T3" style:family="text">
      <style:text-properties fo:font-weight="bold" officeooo:rsid="001b9caf" style:font-weight-asian="bold" style:font-weight-complex="bold"/>
    </style:style>
    <style:style style:name="T4" style:family="text">
      <style:text-properties fo:font-weight="bold" officeooo:rsid="001bffc0" style:font-weight-asian="bold" style:font-weight-complex="bold"/>
    </style:style>
    <style:style style:name="T5" style:family="text">
      <style:text-properties fo:font-weight="bold" officeooo:rsid="00277c6a" style:font-weight-asian="bold" style:font-weight-complex="bold"/>
    </style:style>
    <style:style style:name="T6" style:family="text">
      <style:text-properties fo:font-weight="bold" officeooo:rsid="002b9c87" style:font-weight-asian="bold" style:font-weight-complex="bold"/>
    </style:style>
    <style:style style:name="T7" style:family="text">
      <style:text-properties fo:font-weight="bold" officeooo:rsid="00316b69" style:font-weight-asian="bold" style:font-weight-complex="bold"/>
    </style:style>
    <style:style style:name="T8" style:family="text">
      <style:text-properties fo:font-weight="bold" officeooo:rsid="001f2e3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ea1bc" style:font-weight-asian="normal" style:font-weight-complex="normal"/>
    </style:style>
    <style:style style:name="T11" style:family="text">
      <style:text-properties fo:font-weight="normal" officeooo:rsid="001b9caf" style:font-weight-asian="normal" style:font-weight-complex="normal"/>
    </style:style>
    <style:style style:name="T12" style:family="text">
      <style:text-properties fo:font-weight="normal" officeooo:rsid="001bffc0" style:font-weight-asian="normal" style:font-weight-complex="normal"/>
    </style:style>
    <style:style style:name="T13" style:family="text">
      <style:text-properties fo:font-weight="normal" officeooo:rsid="001dbbec" style:font-weight-asian="normal" style:font-weight-complex="normal"/>
    </style:style>
    <style:style style:name="T14" style:family="text">
      <style:text-properties fo:font-weight="normal" officeooo:rsid="001e0a0f" style:font-weight-asian="normal" style:font-weight-complex="normal"/>
    </style:style>
    <style:style style:name="T15" style:family="text">
      <style:text-properties fo:font-weight="normal" officeooo:rsid="001ee2d7" style:font-weight-asian="normal" style:font-weight-complex="normal"/>
    </style:style>
    <style:style style:name="T16" style:family="text">
      <style:text-properties fo:font-weight="normal" officeooo:rsid="001f2e39" style:font-weight-asian="normal" style:font-weight-complex="normal"/>
    </style:style>
    <style:style style:name="T17" style:family="text">
      <style:text-properties fo:font-weight="normal" officeooo:rsid="0020e73b" style:font-weight-asian="normal" style:font-weight-complex="normal"/>
    </style:style>
    <style:style style:name="T18" style:family="text">
      <style:text-properties fo:font-weight="normal" officeooo:rsid="002229a9" style:font-weight-asian="normal" style:font-weight-complex="normal"/>
    </style:style>
    <style:style style:name="T19" style:family="text">
      <style:text-properties fo:font-weight="normal" officeooo:rsid="00231d83" style:font-weight-asian="normal" style:font-weight-complex="normal"/>
    </style:style>
    <style:style style:name="T20" style:family="text">
      <style:text-properties fo:font-weight="normal" officeooo:rsid="00235a39" style:font-weight-asian="normal" style:font-weight-complex="normal"/>
    </style:style>
    <style:style style:name="T21" style:family="text">
      <style:text-properties fo:font-weight="normal" officeooo:rsid="0024975a" style:font-weight-asian="normal" style:font-weight-complex="normal"/>
    </style:style>
    <style:style style:name="T22" style:family="text">
      <style:text-properties fo:font-weight="normal" officeooo:rsid="0026122b" style:font-weight-asian="normal" style:font-weight-complex="normal"/>
    </style:style>
    <style:style style:name="T23" style:family="text">
      <style:text-properties fo:font-weight="normal" officeooo:rsid="00277c6a" style:font-weight-asian="normal" style:font-weight-complex="normal"/>
    </style:style>
    <style:style style:name="T24" style:family="text">
      <style:text-properties fo:font-weight="normal" officeooo:rsid="00290127" style:font-weight-asian="normal" style:font-weight-complex="normal"/>
    </style:style>
    <style:style style:name="T25" style:family="text">
      <style:text-properties fo:font-weight="normal" officeooo:rsid="002a13f6" style:font-weight-asian="normal" style:font-weight-complex="normal"/>
    </style:style>
    <style:style style:name="T26" style:family="text">
      <style:text-properties fo:font-weight="normal" officeooo:rsid="002b9c87" style:font-weight-asian="normal" style:font-weight-complex="normal"/>
    </style:style>
    <style:style style:name="T27" style:family="text">
      <style:text-properties fo:font-weight="normal" officeooo:rsid="002d1b11" style:font-weight-asian="normal" style:font-weight-complex="normal"/>
    </style:style>
    <style:style style:name="T28" style:family="text">
      <style:text-properties fo:font-weight="normal" officeooo:rsid="002e4073" style:font-weight-asian="normal" style:font-weight-complex="normal"/>
    </style:style>
    <style:style style:name="T29" style:family="text">
      <style:text-properties fo:font-weight="normal" officeooo:rsid="00300b22" style:font-weight-asian="normal" style:font-weight-complex="normal"/>
    </style:style>
    <style:style style:name="T30" style:family="text">
      <style:text-properties fo:font-weight="normal" officeooo:rsid="00316b69" style:font-weight-asian="normal" style:font-weight-complex="normal"/>
    </style:style>
    <style:style style:name="T31" style:family="text">
      <style:text-properties fo:font-weight="normal" officeooo:rsid="00327f50" style:font-weight-asian="normal" style:font-weight-complex="normal"/>
    </style:style>
    <style:style style:name="T32" style:family="text">
      <style:text-properties fo:font-weight="normal" officeooo:rsid="003293bd" style:font-weight-asian="normal" style:font-weight-complex="normal"/>
    </style:style>
    <style:style style:name="T33" style:family="text">
      <style:text-properties fo:font-weight="normal" officeooo:rsid="00336d1d" style:font-weight-asian="normal" style:font-weight-complex="normal"/>
    </style:style>
    <style:style style:name="T34" style:family="text">
      <style:text-properties fo:font-weight="normal" officeooo:rsid="00349ab4" style:font-weight-asian="normal" style:font-weight-complex="normal"/>
    </style:style>
    <style:style style:name="T35" style:family="text">
      <style:text-properties fo:font-weight="normal" officeooo:rsid="0037a935" style:font-weight-asian="normal" style:font-weight-complex="normal"/>
    </style:style>
    <style:style style:name="T36" style:family="text">
      <style:text-properties officeooo:rsid="001bffc0"/>
    </style:style>
    <style:style style:name="T37" style:family="text">
      <style:text-properties officeooo:rsid="001dbbec"/>
    </style:style>
    <style:style style:name="T38" style:family="text">
      <style:text-properties officeooo:rsid="001ee2d7"/>
    </style:style>
    <style:style style:name="T39" style:family="text">
      <style:text-properties officeooo:rsid="001f2e39"/>
    </style:style>
    <style:style style:name="T40" style:family="text">
      <style:text-properties officeooo:rsid="0020e73b"/>
    </style:style>
    <style:style style:name="T41" style:family="text">
      <style:text-properties officeooo:rsid="00231d83"/>
    </style:style>
    <style:style style:name="T42" style:family="text">
      <style:text-properties officeooo:rsid="0026122b"/>
    </style:style>
    <style:style style:name="T43" style:family="text">
      <style:text-properties officeooo:rsid="003293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ódigo Monetário da Republica Livre do Liberquistão</text:p>
      <text:p text:style-name="P2"/>
      <text:p text:style-name="Text_20_body"/>
      <text:p text:style-name="P1"><text:span text:style-name="T3">Artigo </text:span><text:span text:style-name="T2">I: Disposições Básicas</text:span></text:p>
      <text:p text:style-name="P1"><text:span text:style-name="T10"><text:s/>• </text:span><text:span text:style-name="T2">§I.1. </text:span><text:span text:style-name="T11">O código Monetário</text:span><text:span text:style-name="T10"> da República Livre do Liberquistão deve ser a lei suprema da República Livre do Liberquistão </text:span><text:span text:style-name="T11">ao que refere-se ao sistema monetário</text:span><text:span text:style-name="T10">, como tal, deve ser diretamente exequível perante todos os Tribunais da República Livre do Liberquistão; todas as formas de direito e todos os contratos entre quaisquer Pessoas físicas e / ou jurídicas, incluindo todos os ramos da Administração Pública, celebrados sob a jurisdição da República Livre do Liberquistão, devem respeitar a </text:span><text:span text:style-name="T11">este código.</text:span></text:p>
      <text:p text:style-name="P3"><text:span text:style-name="T1"><text:s/>• §I.2.</text:span><text:span text:style-name="T11"> </text:span><text:span text:style-name="T12">A Republica Livre do Liberquistão adotara como moeda oficial, a criptomoeda Bitcoin sigla BTC e a criptomoeda LivreCoin sigla LVE, as únicas moedas que podem ser aceitas pela administração publica como meio de pagamentos, para receber ou pagar seus dividendos.</text:span></text:p>
      <text:p text:style-name="P4"><text:span text:style-name="T36">• §I.3. </text:span><text:span text:style-name="T12">A administração publica da Republica Livre do Liberquistão, não pode controlar o suprimento nem distribuição </text:span><text:span text:style-name="T13">de qualquer moeda ou créditos para qualquer cidadão e/ou empresas e/ou instituições que não seja devidamente aprovadas em assembleia conforme previsto na constituição.</text:span></text:p>
      <text:p text:style-name="P12">• §I.<text:span text:style-name="T37">4</text:span>. <text:span text:style-name="T13">A administração publica não pode criar instituições financeiras nem criar tributos ou impostos obrigatórios </text:span><text:span text:style-name="T14">sobre instituições financeiras que estejam sob jurisdição da Republica Livre do Liberquistão ou a seus correntistas </text:span><text:span text:style-name="T35">exceto aquelas </text:span><text:span text:style-name="T13">devidamente aprovadas em assembleia conforme previsto na constituição</text:span><text:span text:style-name="T14">. </text:span></text:p>
      <text:p text:style-name="P5">• §I.<text:span text:style-name="T38">5</text:span>.<text:span text:style-name="T9"> </text:span><text:span text:style-name="T15">Todo serviço prestado a administração publica sera feito a partir da iniciativa privada, ficando vetado a administração publica e aos órgãos governamentais dentro da Republica Livre do Liberquistão a criação de empresas </text:span><text:span text:style-name="T16">ou qualquer instituição que não aquelas, </text:span><text:span text:style-name="T21">devidamente aprovadas em assembleia geral ou</text:span><text:span text:style-name="T16"> previstas na constituição.</text:span></text:p>
      <text:p text:style-name="P5">• §I.<text:span text:style-name="T39">6</text:span>.<text:span text:style-name="T15"> </text:span><text:span text:style-name="T16">A criptomoeda usada para transações </text:span><text:span text:style-name="T21">nacionais </text:span><text:span text:style-name="T16">na Republica Livre do Liberquistão sera a LivreCoin sigla LVE, institui-se a mesma como moeda nacional e a criptomoeda Bitcoin sigla BTC para transações internacionais.</text:span></text:p>
      <text:p text:style-name="P11"><text:span text:style-name="T39">• §I.</text:span><text:span text:style-name="T43">7</text:span><text:span text:style-name="T39">.</text:span><text:span text:style-name="T16"> </text:span><text:span text:style-name="T32">A moeda nacional sera a criptomoeda Livrecoin sigla LVE e a mesma re</text:span><text:span text:style-name="T33">s</text:span><text:span text:style-name="T32">peitara os seguintes parâmetros.</text:span></text:p>
      <text:p text:style-name="P18">a) Alvos de blocos de 2,5 minutos em media</text:p>
      <text:p text:style-name="P11"><text:span text:style-name="T32">b) Subsídio dividido pela metade em 940 </text:span><text:span text:style-name="T33">mil (~ 4 anos)</text:span><text:span text:style-name="T32"> </text:span></text:p>
      <text:p text:style-name="P14"><text:span text:style-name="T32">c</text:span><text:span text:style-name="T9">) ~ 94 milhões de moedas no total</text:span></text:p>
      <text:p text:style-name="P19">d) Começa com 50 moedas por bloco</text:p>
      <text:p text:style-name="P19"><text:soft-page-break/>e) 2016 de Blocos para redirecionar a dificuldade <text:s/></text:p>
      <text:p text:style-name="P27"><text:span text:style-name="T33">f)</text:span><text:span text:style-name="T8"> </text:span><text:span text:style-name="T16">O Livre</text:span><text:span text:style-name="T33">coin</text:span><text:span text:style-name="T16"> é lançado nos termos da licença do MIT. </text:span><text:span text:style-name="T34">e não é controlada por nem uma autoridade central e esta sujeita a alterações por parte da comunidade de maneira descentralizada e distribuída.</text:span></text:p>
      <text:p text:style-name="P28"/>
      <text:p text:style-name="P5"><text:span text:style-name="T16"><text:s/></text:span><text:span text:style-name="T15"><text:s text:c="2"/></text:span><text:span text:style-name="T13"><text:s text:c="2"/></text:span><text:span text:style-name="T12"><text:s text:c="2"/></text:span></text:p>
      <text:p text:style-name="P5"><text:span text:style-name="T1">Artigo </text:span>II: <text:span text:style-name="T39">Transações comerciais</text:span></text:p>
      <text:p text:style-name="P6"><text:span text:style-name="T36">• §</text:span>II.<text:span text:style-name="T40">1</text:span><text:span text:style-name="T36">. </text:span><text:span text:style-name="T17">Toda transação </text:span><text:span text:style-name="T18">de troca</text:span><text:span text:style-name="T17"> entre duas ou mais partes são consideradas transações comerciais e como tal consideradas legitimas e validas, exceto quando:</text:span></text:p>
      <text:p text:style-name="P15">a) A transação comercial for feita de maneira coercitiva por qualquer uma das partes.</text:p>
      <text:p text:style-name="P16">b) A transação for feita por decorrência de uma externalidade negativa criada propositalmente por uma das partes. </text:p>
      <text:p text:style-name="P7"><text:span text:style-name="T18">c) A transação for feita de maneira enganosa ou mentirosa por uma das partes, considerando-se enganosa ou mentirosa a transação quando uma ou mais das partes não entregam o produto ou serviço combinados ou contraturado </text:span><text:span text:style-name="T19">previamente.</text:span></text:p>
      <text:p text:style-name="P9"><text:span text:style-name="T36">• §</text:span><text:span text:style-name="T41">II.</text:span><text:span text:style-name="T42">2</text:span><text:span text:style-name="T36">. </text:span><text:span text:style-name="T22">Quando transações comerciais são consideradas ilegitimas pelo tribunal, a pessoa lesada devera ser imediatamente restituída e indenizada ficando a cargo do tribunal responsável a estipulação dos valores. <text:s text:c="3"/></text:span></text:p>
      <text:p text:style-name="P20"/>
      <text:p text:style-name="P17"/>
      <text:p text:style-name="P7"><text:span text:style-name="T1">Artigo </text:span>III: <text:span text:style-name="T41">Relações contratuais </text:span></text:p>
      <text:p text:style-name="P10"><text:span text:style-name="T36">• §</text:span>III .<text:span text:style-name="T40">1</text:span><text:span text:style-name="T36">. </text:span><text:span text:style-name="T19">Toda transação comercial escrita e assinada são consideradas relações contratuais e como tal consideradas legitimas e validas, exceto quando:</text:span></text:p>
      <text:p text:style-name="P23"><text:span text:style-name="T19">a) </text:span><text:span text:style-name="T20">O contrato for </text:span><text:span text:style-name="T25">firmado</text:span><text:span text:style-name="T20"> de forma coerciva por qualquer uma das partes.</text:span></text:p>
      <text:p text:style-name="P8"><text:span text:style-name="T20">b) O contrato for f</text:span><text:span text:style-name="T25">irmado</text:span><text:span text:style-name="T20"> </text:span><text:span text:style-name="T17">por decorrência de uma externalidade negativa criada propositalmente por uma das partes. </text:span></text:p>
      <text:p text:style-name="P8"><text:span text:style-name="T20">c) O contrato for f</text:span><text:span text:style-name="T25">irmado</text:span><text:span text:style-name="T18"> de maneira enganosa ou mentirosa por uma das partes, considerando-se enganosa ou mentirosa a transação quando uma ou mais das partes não entregam o produto ou serviço contraturado </text:span><text:span text:style-name="T19">previamente.</text:span></text:p>
      <text:p text:style-name="P13"><text:span text:style-name="T19">d</text:span><text:span text:style-name="T9">) O contrato não estiver devidamente assinado, conforme estipulado pelos órgãos competentes do poder publico.</text:span></text:p>
      <text:p text:style-name="P21"><text:span text:style-name="T4">• §</text:span><text:span text:style-name="T2">III </text:span><text:span text:style-name="T4">.</text:span><text:span text:style-name="T5">2</text:span><text:span text:style-name="T4">. </text:span><text:span text:style-name="T23">O tribunal devera levar em consideração e respeitar todas as relações de contrato legitimas, não podendo anular ou restringir total ou parcial, qualquer contrato legitimo.</text:span></text:p>
      <text:p text:style-name="P22"><text:span text:style-name="T4">• §</text:span><text:span text:style-name="T2">III </text:span><text:span text:style-name="T4">.</text:span><text:span text:style-name="T6">3</text:span><text:span text:style-name="T4">. </text:span><text:span text:style-name="T24">Sera considerado quebra de contrato quando uma das partes não cumprirem total ou parcialmente um contrato legitimo.</text:span></text:p>
      <text:p text:style-name="P24"><text:span text:style-name="T4">• §</text:span><text:span text:style-name="T2">III </text:span><text:span text:style-name="T4">.</text:span><text:span text:style-name="T6">4</text:span><text:span text:style-name="T4">.</text:span><text:span text:style-name="T12"> <text:s text:c="2"/>Qua</text:span><text:span text:style-name="T26">ndo um contrato for considerado </text:span><text:span text:style-name="T12">ilegitimo</text:span><text:span text:style-name="T26"> não</text:span><text:span text:style-name="T4"> </text:span><text:span text:style-name="T12">haverá</text:span><text:span text:style-name="T26"> obrigatoriedade em</text:span><text:span text:style-name="T4"> </text:span><text:span text:style-name="T12">cumpri-lo.</text:span></text:p>
      <text:p text:style-name="P25"><text:soft-page-break/><text:span text:style-name="T4">• §</text:span><text:span text:style-name="T2">III </text:span><text:span text:style-name="T4">.</text:span><text:span text:style-name="T7">5</text:span><text:span text:style-name="T24">. Quando</text:span><text:span text:style-name="T4"> </text:span><text:span text:style-name="T24">houver quebra de u</text:span><text:span text:style-name="T26">m </text:span><text:span text:style-name="T24">contrato legitim</text:span><text:span text:style-name="T26">o</text:span><text:span text:style-name="T24"> o tribunal devera fazer cumprir o contrat</text:span><text:span text:style-name="T27">o </text:span><text:span text:style-name="T24">obrigatoriamente através de mandato judicial civi</text:span><text:span text:style-name="T28">l.</text:span></text:p>
      <text:p text:style-name="P25"><text:span text:style-name="T4">• §</text:span><text:span text:style-name="T2">III </text:span><text:span text:style-name="T4">.</text:span><text:span text:style-name="T7">6</text:span><text:span text:style-name="T4">.</text:span><text:span text:style-name="T24"> </text:span><text:span text:style-name="T28">N</text:span><text:span text:style-name="T24">ão </text:span><text:span text:style-name="T28">cu</text:span><text:span text:style-name="T24">m</text:span><text:span text:style-name="T28">pri</text:span><text:span text:style-name="T24">ndo o mandato j</text:span><text:span text:style-name="T28">u</text:span><text:span text:style-name="T24">d</text:span><text:span text:style-name="T28">i</text:span><text:span text:style-name="T24">c</text:span><text:span text:style-name="T28">ial c</text:span><text:span text:style-name="T24">ivi</text:span><text:span text:style-name="T28">l, no prazo mínimo de 30 (trinta)</text:span><text:span text:style-name="T24"> </text:span><text:span text:style-name="T12">di</text:span><text:span text:style-name="T28">as</text:span><text:span text:style-name="T12"> </text:span><text:span text:style-name="T24">após notificação e publica</text:span><text:span text:style-name="T28">ção, d</text:span><text:span text:style-name="T24">e</text:span><text:span text:style-name="T28">v</text:span><text:span text:style-name="T24">er</text:span><text:span text:style-name="T28">a </text:span><text:span text:style-name="T24">o </text:span><text:span text:style-name="T28">t</text:span><text:span text:style-name="T24">rib</text:span><text:span text:style-name="T28">un</text:span><text:span text:style-name="T24">al b</text:span><text:span text:style-name="T28">u</text:span><text:span text:style-name="T24">scar mei</text:span><text:span text:style-name="T28">os pacíficos</text:span><text:span text:style-name="T24"> d</text:span><text:span text:style-name="T28">e </text:span><text:span text:style-name="T24">concili</text:span><text:span text:style-name="T28">a</text:span><text:span text:style-name="T24">ç</text:span><text:span text:style-name="T28">ão </text:span><text:span text:style-name="T24">e </text:span><text:span text:style-name="T28">concordância </text:span><text:span text:style-name="T24">entre as p</text:span><text:span text:style-name="T28">ar</text:span><text:span text:style-name="T24">te</text:span><text:span text:style-name="T28">s </text:span><text:span text:style-name="T29">p</text:span><text:span text:style-name="T24">or um </text:span><text:span text:style-name="T29">tempo mínimo de 120 dias e tomar as providencias administrativas junto aos órgãos públicos competentes. <text:s/></text:span><text:span text:style-name="T24"><text:s/><text:tab/><text:tab/></text:span><text:span text:style-name="T28"> </text:span><text:span text:style-name="T24"><text:s text:c="3"/></text:span><text:span text:style-name="T12"><text:s/></text:span></text:p>
      <text:p text:style-name="P26"><text:span text:style-name="T4">• §</text:span><text:span text:style-name="T2">III </text:span><text:span text:style-name="T4">.</text:span><text:span text:style-name="T7">7</text:span><text:span text:style-name="T4">.</text:span><text:span text:style-name="T12"> <text:s text:c="2"/></text:span><text:span text:style-name="T29">Não cumprindo o mandato judicial civil e não havendo meios pacíficos de conciliação e concordância entre as parte</text:span><text:span text:style-name="T31">s</text:span><text:span text:style-name="T29"> em </text:span><text:span text:style-name="T30">no</text:span><text:span text:style-name="T29"> mínimo 120 dias, devera o poder publico tomar as providencias </text:span><text:span text:style-name="T30">administrativas </text:span><text:span text:style-name="T29">junto </text:span><text:span text:style-name="T30">as órgãos competentes e estipular um valor indenizatório a ser paga quando não especificado em contrato, por um prazo mínimo de 190 dias após notificação e publicação do novo mandato.</text:span></text:p>
      <text:p text:style-name="P26"><text:span text:style-name="T4">• §</text:span><text:span text:style-name="T2">III </text:span><text:span text:style-name="T4">.</text:span><text:span text:style-name="T7">8</text:span><text:span text:style-name="T4">.</text:span><text:span text:style-name="T12"> <text:s text:c="2"/></text:span><text:span text:style-name="T30">Não cumprindo o mandato do pagamento indenizatório poderá o poder publico usar de qualquer meio possível para obter os valores do ressarcimento indenizatório previsto previamente em contrato ou estipulado pelo tribunal ou ambas </text:span><text:span text:style-name="T32">e demais punições administrativas junto aos órgãos nacionais competent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17:55.327442000</meta:creation-date>
    <meta:editing-duration>P3DT19H6M16S</meta:editing-duration>
    <meta:editing-cycles>3</meta:editing-cycles>
    <meta:generator>LibreOffice/6.4.7.2$Linux_X86_64 LibreOffice_project/40$Build-2</meta:generator>
    <dc:date>2022-02-23T10:13:11.548892383</dc:date>
    <meta:document-statistic meta:table-count="0" meta:image-count="0" meta:object-count="0" meta:page-count="3" meta:paragraph-count="35" meta:word-count="865" meta:character-count="5680" meta:non-whitespace-character-count="4813"/>
  </office:meta>
</office:document-meta>
</file>